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082c16" officeooo:paragraph-rsid="000c257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rsid="000c2575" officeooo:paragraph-rsid="000c2575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paragraph-rsid="000c2575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0c2575" officeooo:paragraph-rsid="000c2575" style:font-size-asian="10pt" style:font-size-complex="10pt"/>
    </style:style>
    <style:style style:name="T1" style:family="text">
      <style:text-properties officeooo:rsid="0009a191"/>
    </style:style>
    <style:style style:name="T2" style:family="text">
      <style:text-properties officeooo:rsid="000ad614"/>
    </style:style>
    <style:style style:name="T3" style:family="text">
      <style:text-properties officeooo:rsid="000c2575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0c2575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0c2575"/>
    </style:style>
    <style:style style:name="T7" style:family="text">
      <style:text-properties fo:font-weight="normal" officeooo:rsid="000c257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boratório</text:span> <text:span text:style-name="T2">Padrões de Projetos – Singleton Empresa </text:span></text:p>
      <text:p text:style-name="P1"/>
      <text:p text:style-name="P1"/>
      <text:p text:style-name="P2">Imagine que você vai desenvolver um sistema para uma empresa e precisa manter os dados dessa empresa para gerar alguns tipos de informação, relatórios e vinculá-la a outros objetos do sistema. </text:p>
      <text:p text:style-name="P2"/>
      <text:p text:style-name="P2">Crie uma classe Empresa que representa a empresa para a qual o sistema será desenvolvido, usando o padrão de projeto Singleton.</text:p>
      <text:p text:style-name="P2"/>
      <text:p text:style-name="P3"><text:span text:style-name="T7">Para o sistema em questão, temos a empresa cujo nome é </text:span><text:span text:style-name="T5">EBM INCORPORACOES S/A </text:span>, <text:span text:style-name="T3">o</text:span> <text:span text:style-name="T3">cnpj é 03.025.881/0002-74, o endereço é </text:span><text:span text:style-name="T4">Rua T 55, 930</text:span> <text:span text:style-name="T4">SETOR BUENO GOIANIA – GO, <text:s/></text:span><text:span text:style-name="T6">e</text:span><text:span text:style-name="T4"> </text:span><text:span text:style-name="T6">o CEP </text:span><text:span text:style-name="T4">74215-170.</text:span> </text:p>
      <text:p text:style-name="P3"/>
      <text:p text:style-name="P4">Crie também uma classe Projeto que representa os projetos dessa empresa com atributos que você achar conveniente e vinculado à classe Empresa.</text:p>
      <text:p text:style-name="P4"/>
      <text:p text:style-name="P4">Crie a classe Principal para instaciar a Empresa e os Projetos vinculados.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20T17:11:41.809000000</meta:creation-date>
    <dc:date>2024-06-20T17:26:29.551000000</dc:date>
    <meta:editing-duration>PT14M47S</meta:editing-duration>
    <meta:editing-cycles>1</meta:editing-cycles>
    <meta:document-statistic meta:table-count="0" meta:image-count="0" meta:object-count="0" meta:page-count="1" meta:paragraph-count="7" meta:word-count="126" meta:character-count="770" meta:non-whitespace-character-count="643"/>
    <meta:generator>LibreOffice/5.0.6.3$Windows_X86_64 LibreOffice_project/490fc03b25318460cfc54456516ea2519c11d1aa</meta:generator>
  </office:meta>
</office:document-meta>
</file>